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800000028E77F1E0E8EE0B588.png" manifest:media-type="image/png"/>
  <manifest:file-entry manifest:full-path="Pictures/100002010000002800000028A7509CBF499A9E2A.png" manifest:media-type="image/png"/>
  <manifest:file-entry manifest:full-path="Pictures/1000292F0000042200000422D4264D38C08C3237.svg" manifest:media-type="image/svg+xml"/>
  <manifest:file-entry manifest:full-path="Pictures/1000020100000028000000285FB456D838CBB600.png" manifest:media-type="image/png"/>
  <manifest:file-entry manifest:full-path="Pictures/100028570000042200000422C4662E2B0973A8C3.svg" manifest:media-type="image/svg+xml"/>
  <manifest:file-entry manifest:full-path="Pictures/100029E00000042200000422C248B7FCD853B1BD.svg" manifest:media-type="image/svg+xml"/>
  <manifest:file-entry manifest:full-path="Pictures/10000201000007080000012C5F1BEBAFD2B61C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2a6099" fo:font-size="32pt" style:font-size-asian="32pt" style:font-size-complex="32pt"/>
    </style:style>
    <style:style style:name="P3" style:family="paragraph">
      <loext:graphic-properties draw:fill="none" draw:fill-color="#ffffff"/>
      <style:text-properties fo:color="#2a6099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2a6099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444cm" svg:height="4.571cm" svg:x="0.242cm" svg:y="5.589cm">
          <draw:image xlink:href="Pictures/10000201000007080000012C5F1BEBAFD2B61CD0.png" xlink:type="simple" xlink:show="embed" xlink:actuate="onLoad" loext:mime-type="image/png">
            <text:p/>
          </draw:image>
        </draw:frame>
        <draw:frame draw:style-name="gr2" draw:text-style-name="P3" draw:layer="layout" svg:width="28cm" svg:height="1.517cm" svg:x="0cm" svg:y="11.697cm">
          <draw:text-box>
            <text:p text:style-name="P2"><text:span text:style-name="T1">Always updated!!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caption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p text:style-name="P1">https://uptomeme.github.io/text/caption1</text:p>
          </draw:text-box>
        </draw:frame>
        <draw:frame draw:style-name="gr1" draw:text-style-name="P1" draw:layer="layout" svg:width="4cm" svg:height="4cm" svg:x="0cm" svg:y="11.75cm">
          <draw:image xlink:href="Pictures/100029E00000042200000422C248B7FCD853B1BD.svg" xlink:type="simple" xlink:show="embed" xlink:actuate="onLoad" loext:mime-type="image/svg+xml">
            <text:p/>
          </draw:image>
          <draw:image xlink:href="Pictures/1000020100000028000000285FB456D838CBB600.png" xlink:type="simple" xlink:show="embed" xlink:actuate="onLoad" loext:mime-type="image/png"/>
          <loext:qrcode office:string-value="https://uptomeme.github.io/text/caption1" loext:qrcode-errorcorrection="high" loext:qrcode-border="1"/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444cm" svg:height="4.571cm" svg:x="0.242cm" svg:y="5.589cm">
          <draw:image xlink:href="Pictures/10000201000007080000012C5F1BEBAFD2B61CD0.png" xlink:type="simple" xlink:show="embed" xlink:actuate="onLoad" loext:mime-type="image/png">
            <text:p/>
          </draw:image>
        </draw:frame>
        <draw:frame draw:style-name="gr2" draw:text-style-name="P3" draw:layer="layout" svg:width="28cm" svg:height="1.517cm" svg:x="0cm" svg:y="11.697cm">
          <draw:text-box>
            <text:p text:style-name="P2"><text:span text:style-name="T1">Always updated!!!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caption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p text:style-name="P1">https://uptomeme.github.io/text/caption2</text:p>
          </draw:text-box>
        </draw:frame>
        <draw:frame draw:style-name="gr1" draw:text-style-name="P1" draw:layer="layout" svg:width="4cm" svg:height="4cm" svg:x="0cm" svg:y="11.75cm">
          <draw:image xlink:href="Pictures/1000292F0000042200000422D4264D38C08C3237.svg" xlink:type="simple" xlink:show="embed" xlink:actuate="onLoad" loext:mime-type="image/svg+xml">
            <text:p/>
          </draw:image>
          <draw:image xlink:href="Pictures/100002010000002800000028A7509CBF499A9E2A.png" xlink:type="simple" xlink:show="embed" xlink:actuate="onLoad" loext:mime-type="image/png"/>
          <loext:qrcode office:string-value="https://uptomeme.github.io/text/caption2" loext:qrcode-errorcorrection="high" loext:qrcode-border="1"/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444cm" svg:height="4.571cm" svg:x="0.242cm" svg:y="5.589cm">
          <draw:image xlink:href="Pictures/10000201000007080000012C5F1BEBAFD2B61CD0.png" xlink:type="simple" xlink:show="embed" xlink:actuate="onLoad" loext:mime-type="image/png">
            <text:p/>
          </draw:image>
        </draw:frame>
        <draw:frame draw:style-name="gr2" draw:text-style-name="P3" draw:layer="layout" svg:width="28cm" svg:height="1.517cm" svg:x="0cm" svg:y="11.697cm">
          <draw:text-box>
            <text:p text:style-name="P2"><text:span text:style-name="T1">Always updated!!!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image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p text:style-name="P1">https://uptomeme.github.io/images/image1</text:p>
          </draw:text-box>
        </draw:frame>
        <draw:frame draw:style-name="gr1" draw:text-style-name="P1" draw:layer="layout" svg:width="4cm" svg:height="4cm" svg:x="0cm" svg:y="11.75cm">
          <draw:image xlink:href="Pictures/100028570000042200000422C4662E2B0973A8C3.svg" xlink:type="simple" xlink:show="embed" xlink:actuate="onLoad" loext:mime-type="image/svg+xml">
            <text:p/>
          </draw:image>
          <draw:image xlink:href="Pictures/100002010000002800000028E77F1E0E8EE0B588.png" xlink:type="simple" xlink:show="embed" xlink:actuate="onLoad" loext:mime-type="image/png"/>
          <loext:qrcode office:string-value="https://uptomeme.github.io/images/image1" loext:qrcode-errorcorrection="high" loext:qrcode-border="1"/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2T20:40:13.249458030</meta:creation-date>
    <dc:date>2022-01-02T21:12:02.614298498</dc:date>
    <meta:editing-duration>PT1M19S</meta:editing-duration>
    <meta:editing-cycles>1</meta:editing-cycles>
    <meta:generator>LibreOffice/6.4.7.2$Linux_X86_64 LibreOffice_project/40$Build-2</meta:generator>
    <meta:document-statistic meta:object-count="48"/>
  </office:meta>
</office:document-meta>
</file>